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00000001A2EE06AE2CA5986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1cm" draw:fill="none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0cm"/>
    </style:style>
    <style:style style:name="gr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cm" fo:min-width="0.7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2cm" svg:height="0.219cm" svg:x="3.25cm" svg:y="6.75cm">
          <draw:image xlink:href="Pictures/10000201000005800000001A2EE06AE2CA5986AE.png" xlink:type="simple" xlink:show="embed" xlink:actuate="onLoad" draw:mime-type="image/png">
            <text:p/>
          </draw:image>
        </draw:frame>
        <draw:frame draw:style-name="gr2" draw:text-style-name="P3" xml:id="id1" draw:id="id1" draw:layer="layout" svg:width="2.75cm" svg:height="1.75cm" svg:x="0.65cm" svg:y="4.15cm">
          <draw:text-box>
            <text:p text:style-name="P2">VIM</text:p>
            <text:p text:style-name="P2">mode</text:p>
          </draw:text-box>
        </draw:frame>
        <draw:frame draw:style-name="gr2" draw:text-style-name="P3" xml:id="id2" draw:id="id2" draw:layer="layout" svg:width="2cm" svg:height="1.75cm" svg:x="2.85cm" svg:y="4.05cm">
          <draw:text-box>
            <text:p text:style-name="P2">Git</text:p>
            <text:p text:style-name="P2">Info</text:p>
          </draw:text-box>
        </draw:frame>
        <draw:frame draw:style-name="gr2" draw:text-style-name="P3" xml:id="id3" draw:id="id3" draw:layer="layout" svg:width="2.75cm" svg:height="1.75cm" svg:x="4.123cm" svg:y="4.05cm">
          <draw:text-box>
            <text:p text:style-name="P2">LSP</text:p>
            <text:p text:style-name="P2">Info</text:p>
          </draw:text-box>
        </draw:frame>
        <draw:frame draw:style-name="gr2" draw:text-style-name="P3" xml:id="id4" draw:id="id4" draw:layer="layout" svg:width="3.75cm" svg:height="1.75cm" svg:x="7.873cm" svg:y="4.05cm">
          <draw:text-box>
            <text:p text:style-name="P2">File</text:p>
            <text:p text:style-name="P2">Info</text:p>
          </draw:text-box>
        </draw:frame>
        <draw:frame draw:style-name="gr3" draw:text-style-name="P3" xml:id="id5" draw:id="id5" draw:layer="layout" svg:width="3.5cm" svg:height="1.673cm" svg:x="11.65cm" svg:y="4.05cm">
          <draw:text-box>
            <text:p text:style-name="P2">Position</text:p>
            <text:p text:style-name="P2">Info</text:p>
          </draw:text-box>
        </draw:frame>
        <draw:connector draw:style-name="gr4" draw:text-style-name="P1" draw:layer="layout" draw:line-skew="0.437cm" svg:x1="8.026cm" svg:y1="7.951cm" svg:x2="8.626cm" svg:y2="7.077cm" svg:d="M8026 7951h600v-874" svg:viewBox="0 0 601 875">
          <text:p/>
        </draw:connector>
        <draw:connector draw:style-name="gr4" draw:text-style-name="P1" draw:layer="layout" draw:line-skew="-1.629cm" svg:x1="15.947cm" svg:y1="9.578cm" svg:x2="12.69cm" svg:y2="7.084cm" svg:d="M15947 9578h-3257v-2494" svg:viewBox="0 0 3258 2495">
          <text:p/>
        </draw:connector>
        <draw:connector draw:style-name="gr4" draw:text-style-name="P1" draw:layer="layout" draw:line-skew="1.668cm" svg:x1="8.067cm" svg:y1="9.585cm" svg:x2="11.404cm" svg:y2="7.077cm" svg:d="M8067 9585h3337v-2508" svg:viewBox="0 0 3338 2509">
          <text:p/>
        </draw:connector>
        <draw:connector draw:style-name="gr4" draw:text-style-name="P1" draw:layer="layout" draw:line-skew="1.418cm" svg:x1="8.078cm" svg:y1="9.18cm" svg:x2="10.914cm" svg:y2="7.09cm" svg:d="M8078 9180h2836v-2090" svg:viewBox="0 0 2837 2091">
          <text:p/>
        </draw:connector>
        <draw:connector draw:style-name="gr4" draw:text-style-name="P1" draw:layer="layout" draw:line-skew="1.052cm" svg:x1="8.083cm" svg:y1="8.757cm" svg:x2="10.187cm" svg:y2="7.077cm" svg:d="M8083 8757h2104v-1680" svg:viewBox="0 0 2105 1681">
          <text:p/>
        </draw:connector>
        <draw:connector draw:style-name="gr4" draw:text-style-name="P1" draw:layer="layout" draw:line-skew="0.727cm" svg:x1="8.044cm" svg:y1="8.334cm" svg:x2="9.499cm" svg:y2="7.077cm" svg:d="M8044 8334h1455v-1257" svg:viewBox="0 0 1456 1258">
          <text:p/>
        </draw:connector>
        <draw:custom-shape draw:style-name="gr5" draw:text-style-name="P4" draw:layer="layout" svg:width="0.5cm" svg:height="2cm" svg:x="7.65cm" svg:y="7.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25cm" svg:height="2.5cm" svg:x="4.1cm" svg:y="7.6cm">
          <draw:text-box>
            <text:p text:style-name="P5"><text:span text:style-name="T1">File Name</text:span></text:p>
            <text:p text:style-name="P5"><text:span text:style-name="T1">File Size</text:span></text:p>
            <text:p text:style-name="P5"><text:span text:style-name="T1">File Type</text:span></text:p>
            <text:p text:style-name="P5"><text:span text:style-name="T1">Line Ending</text:span></text:p>
            <text:p text:style-name="P5"><text:span text:style-name="T1">Character Encoding</text:span></text:p>
          </draw:text-box>
        </draw:frame>
        <draw:connector draw:style-name="gr4" draw:text-style-name="P1" draw:layer="layout" draw:line-skew="-1.861cm" svg:x1="15.923cm" svg:y1="9.996cm" svg:x2="12.202cm" svg:y2="7.084cm" svg:d="M15923 9996h-3721v-2912" svg:viewBox="0 0 3722 2913">
          <text:p/>
        </draw:connector>
        <draw:connector draw:style-name="gr4" draw:text-style-name="P1" draw:layer="layout" draw:line-skew="-0.67cm" svg:x1="16.015cm" svg:y1="7.947cm" svg:x2="14.675cm" svg:y2="7.084cm" svg:d="M16015 7947h-1340v-863" svg:viewBox="0 0 1341 864">
          <text:p/>
        </draw:connector>
        <draw:connector draw:style-name="gr4" draw:text-style-name="P1" draw:layer="layout" draw:line-skew="-1.501cm" svg:x1="15.986cm" svg:y1="9.169cm" svg:x2="12.984cm" svg:y2="7.084cm" svg:d="M15986 9169h-3002v-2085" svg:viewBox="0 0 3003 2086">
          <text:p/>
        </draw:connector>
        <draw:connector draw:style-name="gr4" draw:text-style-name="P1" draw:layer="layout" draw:line-skew="-1.207cm" svg:x1="16.015cm" svg:y1="8.755cm" svg:x2="13.602cm" svg:y2="7.084cm" svg:d="M16015 8755h-2413v-1671" svg:viewBox="0 0 2414 1672">
          <text:p/>
        </draw:connector>
        <draw:connector draw:style-name="gr4" draw:text-style-name="P1" draw:layer="layout" draw:line-skew="-1.037cm" svg:x1="15.976cm" svg:y1="8.347cm" svg:x2="13.903cm" svg:y2="7.088cm" svg:d="M15976 8347h-2073v-1259" svg:viewBox="0 0 2074 1260">
          <text:p/>
        </draw:connector>
        <draw:custom-shape draw:style-name="gr7" draw:text-style-name="P4" draw:layer="layout" svg:width="1.25cm" svg:height="3.25cm" svg:x="15cm" svg:y="7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5cm" svg:height="3cm" svg:x="14.8cm" svg:y="7.6cm">
          <draw:text-box>
            <text:p text:style-name="P7"><text:span text:style-name="T1">Tab mode</text:span></text:p>
            <text:p text:style-name="P7"><text:span text:style-name="T1">Number of Columns in Line</text:span></text:p>
            <text:p text:style-name="P7"><text:span text:style-name="T1">Current Column Number</text:span></text:p>
            <text:p text:style-name="P7"><text:span text:style-name="T1">Total Number of Lines</text:span></text:p>
            <text:p text:style-name="P7"><text:span text:style-name="T1">Current Line Number</text:span></text:p>
            <text:p text:style-name="P8"><text:span text:style-name="T1">% Down File</text:span></text:p>
          </draw:text-box>
        </draw:frame>
        <draw:connector draw:style-name="gr4" draw:text-style-name="P1" draw:layer="layout" draw:line-skew="-0.275cm" svg:x1="2.025cm" svg:y1="5.9cm" svg:x2="3.399cm" svg:y2="6.65cm" draw:start-shape="id1" draw:start-glue-point="2" svg:d="M2025 5900v350h1374v400" svg:viewBox="0 0 1375 751">
          <text:p/>
        </draw:connector>
        <draw:connector draw:style-name="gr4" draw:text-style-name="P1" draw:layer="layout" draw:line-skew="-0.225cm" svg:x1="3.85cm" svg:y1="5.8cm" svg:x2="4.25cm" svg:y2="6.65cm" draw:start-shape="id2" draw:start-glue-point="2" svg:d="M3850 5800v450h400v400" svg:viewBox="0 0 401 851">
          <text:p/>
        </draw:connector>
        <draw:connector draw:style-name="gr4" draw:text-style-name="P1" draw:layer="layout" svg:x1="5.498cm" svg:y1="5.8cm" svg:x2="5.5cm" svg:y2="6.65cm" draw:start-shape="id3" draw:start-glue-point="2" svg:d="M5498 5800v675h2v175" svg:viewBox="0 0 3 851">
          <text:p/>
        </draw:connector>
        <draw:connector draw:style-name="gr4" draw:text-style-name="P1" draw:layer="layout" svg:x1="9.748cm" svg:y1="5.8cm" svg:x2="9.75cm" svg:y2="6.65cm" draw:start-shape="id4" draw:start-glue-point="2" svg:d="M9748 5800v675h2v175" svg:viewBox="0 0 3 851">
          <text:p/>
        </draw:connector>
        <draw:connector draw:style-name="gr4" draw:text-style-name="P1" draw:layer="layout" svg:x1="13.4cm" svg:y1="5.723cm" svg:x2="13.398cm" svg:y2="6.65cm" draw:start-shape="id5" draw:start-glue-point="2" svg:d="M13400 5723v714h-2v213" svg:viewBox="0 0 3 9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30T14:07:55.673719366</meta:creation-date>
    <dc:date>2021-05-02T15:01:31.014833726</dc:date>
    <meta:editing-duration>PT9M37S</meta:editing-duration>
    <meta:editing-cycles>2</meta:editing-cycles>
    <meta:generator>LibreOffice/7.0.0.3$Linux_X86_64 LibreOffice_project/8061b3e9204bef6b321a21033174034a5e2ea88e</meta:generator>
    <dc:creator>Jim Cornmell</dc:creator>
    <meta:document-statistic meta:object-count="26"/>
  </office:meta>
</office:document-meta>
</file>